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FA"/>
    </style:style>
    <style:style style:name="ce3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6E6FA"/>
      <style:text-properties fo:color="#CE181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start" fo:margin-left="0cm"/>
      <style:text-properties fo:color="#CE181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#FFE4E1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  <style:text-properties fo:color="#FF4200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CCFFFF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FFCC99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E4E1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2305555555556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5.62680555555556cm"/>
    </style:style>
    <style:style style:name="co5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ro3" style:family="table-row">
      <style:table-row-properties style:row-height="25.75pt" style:use-optimal-row-height="false" fo:break-before="auto"/>
    </style:style>
    <style:style style:name="ro4" style:family="table-row">
      <style:table-row-properties style:row-height="14pt" style:use-optimal-row-height="false" fo:break-before="auto"/>
    </style:style>
    <style:style style:name="ro5" style:family="table-row">
      <style:table-row-properties style:row-height="34.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46pt" style:use-optimal-row-height="tru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7pt" style:use-optimal-row-height="true" fo:break-before="auto"/>
    </style:style>
    <style:style style:name="ro10" style:family="table-row">
      <style:table-row-properties style:row-height="32pt" style:use-optimal-row-height="false" fo:break-before="auto"/>
    </style:style>
    <style:style style:name="ro11" style:family="table-row">
      <style:table-row-properties style:row-height="39.9pt" style:use-optimal-row-height="false" fo:break-before="auto"/>
    </style:style>
    <style:style style:name="ro12" style:family="table-row">
      <style:table-row-properties style:row-height="57.5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5"/>
        <table:table-column table:style-name="co4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2">
            <text:p>Auto-évaluation individuelle, POO-COO, 2019-2020, 4ETI</text:p>
          </table:table-cell>
          <table:table-cell table:style-name="ce2"/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style-name="ce4">
            <text:p>NOM</text:p>
          </table:table-cell>
          <table:table-cell table:number-columns-spanned="2" table:number-rows-spanned="1" table:style-name="ce16"/>
          <table:covered-table-cell/>
          <table:table-cell office:value-type="string" table:number-columns-spanned="4" table:number-rows-spanned="1" table:style-name="ce17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office:value-type="string" table:style-name="ce4">
            <text:p>Num</text:p>
          </table:table-cell>
          <table:table-cell table:number-columns-spanned="2" table:number-rows-spanned="1" table:style-name="ce16"/>
          <table:covered-table-cell/>
          <table:table-cell office:value-type="string" table:style-name="ce5">
            <text:p>Évaluation initiale</text:p>
            <text:p>(–,-,+/-,+,++) :</text:p>
          </table:table-cell>
          <table:table-cell table:style-name="ce6"/>
          <table:table-cell office:value-type="string" table:style-name="ce5">
            <text:p>Évaluation avec Prof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7">
            <text:p>-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+/-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+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10" table:style-name="ce18">
            <text:p>Piliers et principes de la POO</text:p>
          </table:table-cell>
          <table:table-cell office:value-type="string" table:number-columns-spanned="1" table:number-rows-spanned="2" table:style-name="ce19">
            <text:p>Je sais ce qu'est une abstraction</text:p>
          </table:table-cell>
          <table:table-cell office:value-type="string" table:style-name="ce9">
            <text:p>la POO est pour moi une abstraction</text:p>
          </table:table-cell>
          <table:table-cell office:value-type="string" table:style-name="ce9">
            <text:p>Objet créé à partir d'une classe</text:p>
          </table:table-cell>
          <table:table-cell office:value-type="string" table:style-name="ce9">
            <text:p>Instance (objet) créée à partir d'un modèle (classe)</text:p>
          </table:table-cell>
          <table:table-cell office:value-type="string" table:style-name="ce9">
            <text:p>je n'ai pas à me soucier des détails d'implémentation, du stockage des données, des algorithmes</text:p>
          </table:table-cell>
          <table:table-cell office:value-type="string" table:style-name="ce9">
            <text:p>je n'ai pas non plus besoin de penser dans un langage de POO en particulier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7">
          <table:covered-table-cell/>
          <table:table-cell office:value-type="string" table:style-name="ce8">
            <text:p>Je comprends l'encapsulation</text:p>
          </table:table-cell>
          <table:table-cell office:value-type="string" table:style-name="ce9">
            <text:p>oui, et la décapsulation aussi</text:p>
          </table:table-cell>
          <table:table-cell office:value-type="string" table:style-name="ce9">
            <text:p>private, public</text:p>
          </table:table-cell>
          <table:table-cell office:value-type="string" table:style-name="ce9">
            <text:p>private, public, package, protected</text:p>
            <text:p>j'utilise des accesseurs et des mutateurs</text:p>
          </table:table-cell>
          <table:table-cell office:value-type="string" table:style-name="ce9">
            <text:p>j'utilise des mutateurs et des accesseurs uniquement quand c'est utile et pertinent ;je sais protéger une référence (clonage par exemple)</text:p>
          </table:table-cell>
          <table:table-cell office:value-type="string" table:style-name="ce9">
            <text:p>l'encapsulation ce n'est pas uniquement private, public, package ou protected : c'est un <text:s/>principe : cf adapteu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8">
          <table:covered-table-cell/>
          <table:table-cell office:value-type="string" table:style-name="ce8">
            <text:p>L'héritage</text:p>
          </table:table-cell>
          <table:table-cell office:value-type="string" table:style-name="ce9">
            <text:p>je ne vois pas</text:p>
          </table:table-cell>
          <table:table-cell office:value-type="string" table:style-name="ce9">
            <text:p>extends</text:p>
          </table:table-cell>
          <table:table-cell office:value-type="string" table:style-name="ce9">
            <text:p>classes abstraites, redéfinition</text:p>
          </table:table-cell>
          <table:table-cell office:value-type="string" table:style-name="ce9">
            <text:p>interfaces, méthodes abstraites</text:p>
          </table:table-cell>
          <table:table-cell office:value-type="string" table:style-name="ce9">
            <text:p>DP template method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9">
          <table:covered-table-cell/>
          <table:table-cell office:value-type="string" table:style-name="ce8">
            <text:p>Polymorphisme</text:p>
          </table:table-cell>
          <table:table-cell office:value-type="string" table:style-name="ce9">
            <text:p>je ne sais pas donner un exemple de polymorphisme en POO</text:p>
          </table:table-cell>
          <table:table-cell office:value-type="string" table:style-name="ce9">
            <text:p>c'est redéfinir une méthode</text:p>
          </table:table-cell>
          <table:table-cell office:value-type="string" table:style-name="ce9">
            <text:p>permet de manipuler des objets dont on ne connait pas le type réel ; comportement<text:s/><text:span text:style-name="T1">≠</text:span><text:s/>en fonction du type réel</text:p>
          </table:table-cell>
          <table:table-cell office:value-type="string" table:style-name="ce9">
            <text:p>je peux donner 3 exemples différents de polymorphisme en POO</text:p>
          </table:table-cell>
          <table:table-cell office:value-type="string" table:style-name="ce9">
            <text:p>je peux même paramétrer des classes de manière générique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5">
          <table:covered-table-cell/>
          <table:table-cell office:value-type="string" table:style-name="ce8">
            <text:p>Principes de la POO</text:p>
          </table:table-cell>
          <table:table-cell office:value-type="string" table:style-name="ce9">
            <text:p>par principe je n'utilise pas les principes</text:p>
          </table:table-cell>
          <table:table-cell office:value-type="string" table:style-name="ce9">
            <text:p>je connais leur nom (il y en a 4 ou 5 je crois)</text:p>
          </table:table-cell>
          <table:table-cell office:value-type="string" table:style-name="ce9">
            <text:p>je les connais, je peux les décrire avec un exemple, je peux en parler</text:p>
          </table:table-cell>
          <table:table-cell office:value-type="string" table:style-name="ce9">
            <text:p>j'arrive à faire le lien entre les principes et mon code ; je vois quand un principe n'est pas respecté</text:p>
          </table:table-cell>
          <table:table-cell office:value-type="string" table:style-name="ce9">
            <text:p>j'arrive à anticiper la mise en œuvre d'un principe quand je dois concevoi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0">
          <table:table-cell office:value-type="string" table:number-columns-spanned="1" table:number-rows-spanned="6" table:style-name="ce20">
            <text:p>Réalisation</text:p>
          </table:table-cell>
          <table:table-cell office:value-type="string" table:number-columns-spanned="1" table:number-rows-spanned="2" table:style-name="ce21">
            <text:p>Réalisation des TPs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java reste compliqué</text:p>
          </table:table-cell>
          <table:table-cell office:value-type="string" table:style-name="ce12">
            <text:p>j'ai commencé MVC</text:p>
          </table:table-cell>
          <table:table-cell office:value-type="string" table:style-name="ce12">
            <text:p>je me sens à l'aise, j'ai mis en place correctement MVC</text:p>
          </table:table-cell>
          <table:table-cell office:value-type="string" table:style-name="ce12">
            <text:p>j'ai ajouté des fonctionnalités non demandées (DP par exemples, travail non compris dans le sujet)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11">
          <table:covered-table-cell/>
          <table:table-cell office:value-type="string" table:number-columns-spanned="1" table:number-rows-spanned="2" table:style-name="ce21">
            <text:p>Niveau de développement estimé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laborieux</text:p>
          </table:table-cell>
          <table:table-cell office:value-type="string" table:style-name="ce12">
            <text:p>je peux coder un algo qu'on me donne</text:p>
          </table:table-cell>
          <table:table-cell office:value-type="string" table:style-name="ce12">
            <text:p>je respecte les principes de l'objet dans mes développements</text:p>
          </table:table-cell>
          <table:table-cell office:value-type="string" table:style-name="ce12">
            <text:p>je code sans problème, rapidement, je commente mon code, je trouve seul les algos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5">
          <table:covered-table-cell/>
          <table:table-cell office:value-type="string" table:number-columns-spanned="1" table:number-rows-spanned="2" table:style-name="ce21">
            <text:p>Maîtrise de l'IDE</text:p>
          </table:table-cell>
          <table:table-cell office:value-type="string" table:style-name="ce12">
            <text:p>comment on importe un projet déjà ?</text:p>
          </table:table-cell>
          <table:table-cell office:value-type="string" table:style-name="ce12">
            <text:p>se limite à compiler</text:p>
          </table:table-cell>
          <table:table-cell office:value-type="string" table:style-name="ce12">
            <text:p>utilisation des fonctions de bases d'IDE : refactoring, génération de code, documentation</text:p>
          </table:table-cell>
          <table:table-cell office:value-type="string" table:style-name="ce12">
            <text:p>j'utilise le débuggeur</text:p>
          </table:table-cell>
          <table:table-cell office:value-type="string" table:style-name="ce12">
            <text:p>j'utilise le débuggeur et je crée des variables spy/conditions d'arrêt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7">
          <table:table-cell office:value-type="string" table:number-columns-spanned="1" table:number-rows-spanned="6" table:style-name="ce22">
            <text:p>Conception</text:p>
          </table:table-cell>
          <table:table-cell office:value-type="string" table:number-columns-spanned="1" table:number-rows-spanned="2" table:style-name="ce23">
            <text:p>Conception de solutions</text:p>
          </table:table-cell>
          <table:table-cell office:value-type="string" table:style-name="ce13">
            <text:p>je ne conçois pas en POO</text:p>
          </table:table-cell>
          <table:table-cell office:value-type="string" table:style-name="ce13">
            <text:p>je comprends la lecture d'une solution à un problème</text:p>
          </table:table-cell>
          <table:table-cell office:value-type="string" table:style-name="ce13">
            <text:p>je comprends les interactions entre objets; je sais où coder quoi en respectant les principes; j'ai parfois encore besoin d'aide pour certains pb.</text:p>
          </table:table-cell>
          <table:table-cell office:value-type="string" table:style-name="ce13">
            <text:p>j'arrive à concevoir et réaliser une réponse en objet à un problème simple ;</text:p>
            <text:p>j'arrive à détecter les erreurs ou faiblesse de conception...</text:p>
          </table:table-cell>
          <table:table-cell office:value-type="string" table:style-name="ce13">
            <text:p>… et je peux proposer des solutions pour les corriger</text:p>
          </table:table-cell>
          <table:table-cell table:number-columns-repeated="16377" table:style-name="ce14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 table:style-name="ce14"/>
        </table:table-row>
        <table:table-row table:style-name="ro5">
          <table:covered-table-cell/>
          <table:table-cell office:value-type="string" table:number-columns-spanned="1" table:number-rows-spanned="2" table:style-name="ce23">
            <text:p>Bases des patterns</text:p>
          </table:table-cell>
          <table:table-cell office:value-type="string" table:style-name="ce13">
            <text:p>je n'utilise pas de patterns</text:p>
          </table:table-cell>
          <table:table-cell office:value-type="string" table:style-name="ce13">
            <text:p>je comprends les principes des patterns</text:p>
          </table:table-cell>
          <table:table-cell office:value-type="string" table:style-name="ce13">
            <text:p>je sais reconnaître un pattern dans le code ou un problème qui le concerne</text:p>
          </table:table-cell>
          <table:table-cell office:value-type="string" table:style-name="ce13">
            <text:p>je peux mettre en œuvre un DP étudié</text:p>
          </table:table-cell>
          <table:table-cell office:value-type="string" table:style-name="ce13">
            <text:p>… en l'adaptant si besoin</text:p>
            <text:p>Je peux justifier mon choix en m'appuyant sur les principes de la POO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12">
          <table:covered-table-cell/>
          <table:table-cell office:value-type="string" table:number-columns-spanned="1" table:number-rows-spanned="2" table:style-name="ce23">
            <text:p>Vocabulaire</text:p>
          </table:table-cell>
          <table:table-cell office:value-type="string" table:style-name="ce13">
            <text:p>Quel vocabulaire ?</text:p>
          </table:table-cell>
          <table:table-cell office:value-type="string" table:style-name="ce13">
            <text:p>je connais quelques termes de conception (parmi les principes, piliers)</text:p>
          </table:table-cell>
          <table:table-cell office:value-type="string" table:style-name="ce13">
            <text:p>je connais tous les termes des principes et des piliers de la POO</text:p>
          </table:table-cell>
          <table:table-cell office:value-type="string" table:style-name="ce13">
            <text:p>je peux donner une définition précises de ces termes.</text:p>
            <text:p/>
            <text:p>je les utilise à bon escient</text:p>
          </table:table-cell>
          <table:table-cell office:value-type="string" table:style-name="ce13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number-rows-repeated="1048550" table:style-name="ro13">
          <table:table-cell table:number-columns-repeated="16384"/>
        </table:table-row>
        <table:named-expressions>
          <table:named-range table:name="Print_Area" table:cell-range-address="Feuille1.$A$1:Feuille1.$G$26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01968503937008in" fo:margin-bottom="0.443700787401575in" fo:margin-left="0.393700787401575in" fo:margin-right="0.394488188976378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Bruno</meta:initial-creator>
    <dc:creator>JB_PC</dc:creator>
    <meta:creation-date>2016-12-02T13:22:24Z</meta:creation-date>
    <dc:date>2020-05-04T09:20:31Z</dc:date>
    <meta:print-date>2019-01-08T13:36:34Z</meta:print-date>
    <meta:editing-cycles>16</meta:editing-cycles>
    <meta:editing-duration>PT376252S</meta:editing-duration>
  </office:meta>
</office:document-meta>
</file>